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6"/>&lt;br&gt;</text:p>
      <text:p text:style-name="Standard"><text:s text:c="16"/>▓▓▓▓</text:p>
      <text:p text:style-name="Standard"><text:s text:c="16"/>&lt;br&gt;</text:p>
      <text:p text:style-name="Standard"><text:s text:c="16"/>▒▒▒▓▓</text:p>
      <text:p text:style-name="Standard"><text:s text:c="16"/>&lt;br&gt;</text:p>
      <text:p text:style-name="Standard"><text:s text:c="16"/>▒▒▒▒▒▓</text:p>
      <text:p text:style-name="Standard"><text:s text:c="16"/>&lt;br&gt;</text:p>
      <text:p text:style-name="Standard"><text:s text:c="16"/>▒▒▒▒▒▒▓</text:p>
      <text:p text:style-name="Standard"><text:s text:c="16"/>&lt;br&gt;</text:p>
      <text:p text:style-name="Standard"><text:s text:c="16"/>▒▒▒▒▒▒▓</text:p>
      <text:p text:style-name="Standard"><text:s text:c="16"/>&lt;br&gt;</text:p>
      <text:p text:style-name="Standard"><text:s text:c="16"/>▒▒▒▒▒▒▒▓</text:p>
      <text:p text:style-name="Standard"><text:s text:c="16"/>&lt;br&gt;</text:p>
      <text:p text:style-name="Standard"><text:s text:c="16"/>▒▒▒▒▒▒▒▓▓▓</text:p>
      <text:p text:style-name="Standard"><text:s text:c="16"/>&lt;br&gt;</text:p>
      <text:p text:style-name="Standard"><text:s text:c="16"/>▒▓▓▓▓▓▓░░░▓</text:p>
      <text:p text:style-name="Standard"><text:s text:c="16"/>&lt;br&gt;</text:p>
      <text:p text:style-name="Standard"><text:s text:c="16"/>▒▓░░░░▓░░░░▓</text:p>
      <text:p text:style-name="Standard"><text:s text:c="16"/>&lt;br&gt;</text:p>
      <text:p text:style-name="Standard"><text:s text:c="16"/>▓░░░░░░▓░▓░▓</text:p>
      <text:p text:style-name="Standard"><text:s text:c="16"/>&lt;br&gt;</text:p>
      <text:p text:style-name="Standard"><text:s text:c="16"/>▓░░░░░░▓░░░▓</text:p>
      <text:p text:style-name="Standard"><text:s text:c="16"/>&lt;br&gt;</text:p>
      <text:p text:style-name="Standard"><text:s text:c="16"/>▓░░▓░░░▓▓▓▓</text:p>
      <text:p text:style-name="Standard"><text:s text:c="16"/>&lt;br&gt;</text:p>
      <text:p text:style-name="Standard"><text:s text:c="16"/>▒▓░░░░▓▒▒▒▒▓</text:p>
      <text:p text:style-name="Standard"><text:s text:c="16"/>&lt;br&gt;</text:p>
      <text:p text:style-name="Standard"><text:s text:c="16"/>▒▒▓▓▓▓▒▒▒▒▒▓</text:p>
      <text:p text:style-name="Standard"><text:s text:c="16"/>&lt;br&gt;</text:p>
      <text:p text:style-name="Standard"><text:s text:c="16"/>▒▒▒▒▒▒▒▒▓▓▓▓</text:p>
      <text:p text:style-name="Standard"><text:s text:c="16"/>&lt;br&gt;</text:p>
      <text:p text:style-name="Standard"><text:s text:c="16"/>▒▒▒▒▒▓▓▓▒▒▒▒▓</text:p>
      <text:p text:style-name="Standard"><text:s text:c="16"/>&lt;br&gt;</text:p>
      <text:p text:style-name="Standard"><text:s text:c="16"/>▒▒▒▒▓▒▒▒▒▒▒▒▒▓</text:p>
      <text:p text:style-name="Standard"><text:s text:c="16"/>&lt;br&gt;</text:p>
      <text:p text:style-name="Standard"><text:s text:c="16"/>▒▒▒▓▒▒▒▒▒▒▒▒▒▓</text:p>
      <text:p text:style-name="Standard"><text:s text:c="16"/>&lt;br&gt;</text:p>
      <text:p text:style-name="Standard"><text:s text:c="16"/>▒▒▓▒▒▒▒▒▒▒▒▒▒▒▓</text:p>
      <text:p text:style-name="Standard"><text:s text:c="16"/>&lt;br&gt;</text:p>
      <text:p text:style-name="Standard"><text:s text:c="16"/>▒▓▒▓▒▒▒▒▒▒▒▒▒▓</text:p>
      <text:p text:style-name="Standard"><text:s text:c="16"/>&lt;br&gt;</text:p>
      <text:p text:style-name="Standard"><text:s text:c="16"/>▒▓▒▓▓▓▓▓▓▓▓▓▓</text:p>
      <text:p text:style-name="Standard"><text:s text:c="16"/>&lt;br&gt;</text:p>
      <text:p text:style-name="Standard"><text:s text:c="16"/>▒▓▒▒▒▒▒▒▒▓</text:p>
      <text:p text:style-name="Standard"><text:s text:c="16"/>&lt;br&gt;</text:p>
      <text:p text:style-name="Standard"><text:s text:c="16"/>▒▒▓▒▒▒▒▒▓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6:27:58.633333559</meta:creation-date>
    <dc:date>2019-04-25T16:28:34.940154841</dc:date>
    <meta:editing-duration>PT37S</meta:editing-duration>
    <meta:editing-cycles>1</meta:editing-cycles>
    <meta:document-statistic meta:table-count="0" meta:image-count="0" meta:object-count="0" meta:page-count="1" meta:paragraph-count="46" meta:word-count="46" meta:character-count="1071" meta:non-whitespace-character-count="335"/>
    <meta:generator>LibreOffice/6.0.7.3$Linux_X86_64 LibreOffice_project/00m0$Build-3</meta:generator>
  </office:meta>
</office:document-meta>
</file>